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699cm" svg:height="10.199cm" svg:x="1.101cm" svg:y="1.2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25T10:52:11.77</meta:creation-date>
    <dc:date>2014-04-25T10:55:18.38</dc:date>
    <dc:creator>Wasgeht dichdasan</dc:creator>
    <meta:editing-duration>PT3M6S</meta:editing-duration>
    <meta:editing-cycles>1</meta:editing-cycles>
    <meta:document-statistic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cm" svg:height="10.2cm" xlink:href="." xlink:type="simple" chart:class="chart:bar" chart:style-name="ch1">
        <chart:title svg:x="6.317cm" svg:y="0.34cm" chart:style-name="ch2">
          <text:p>Auftrittshäufigkeit der Features</text:p>
        </chart:title>
        <chart:plot-area chart:style-name="ch3" chart:data-source-has-labels="both" svg:x="1.412cm" svg:y="1.731cm" svg:width="16.54cm" svg:height="7.257cm">
          <chartooo:coordinate-region svg:x="3.25cm" svg:y="1.943cm" svg:width="14.702cm" svg:height="4.881cm"/>
          <chart:axis chart:dimension="x" chart:name="primary-x" chart:style-name="ch4" chartooo:axis-type="auto">
            <chartooo:date-scale/>
            <chart:title svg:x="8.977cm" svg:y="9.193cm" chart:style-name="ch5">
              <text:p>Features</text:p>
            </chart:title>
            <chart:categories table:cell-range-address="local-table.$A$2:.$A$28"/>
          </chart:axis>
          <chart:axis chart:dimension="y" chart:name="primary-y" chart:style-name="ch6">
            <chart:title svg:x="0.451cm" svg:y="7.096cm" chart:style-name="ch7">
              <text:p>Anzahl der Vorkommen</text:p>
            </chart:title>
            <chart:grid chart:style-name="ch8" chart:class="major"/>
          </chart:axis>
          <chart:series chart:style-name="ch9" chart:values-cell-range-address="local-table.$B$2:.$B$28" chart:label-cell-address="local-table.$B$1" chart:class="chart:bar">
            <chart:data-point chart:repeated="23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ellyfis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dden Quadruple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idden Triples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Swordfish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Hidden Pairs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Naked Quadruples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Naked Triples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Naked Pairs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Two String Kite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Box-Line Reduction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XYZ Wing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Start Number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Hidden Singles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Start Possibility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ALS XY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XY Wing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3041">
                <text:p>3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